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5pt" fo:font-weight="bold" officeooo:rsid="00020a61" officeooo:paragraph-rsid="00020a61" style:font-size-asian="13.1000003814697pt" style:font-weight-asian="bold" style:font-size-complex="15pt" style:font-weight-complex="bold"/>
    </style:style>
    <style:style style:name="P2" style:family="paragraph" style:parent-style-name="Standard">
      <style:paragraph-properties fo:text-align="end" style:justify-single-word="false"/>
      <style:text-properties style:font-name="FreeSans" fo:font-size="12pt" fo:font-weight="bold" officeooo:rsid="00020a61" officeooo:paragraph-rsid="00020a61"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FreeSans" fo:font-size="12pt" fo:font-weight="bold" officeooo:rsid="00020a61" officeooo:paragraph-rsid="00020a61"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FreeSans" fo:font-size="12pt" fo:font-weight="normal" officeooo:rsid="00020a61" officeooo:paragraph-rsid="00020a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FreeSans" fo:font-size="12pt" fo:font-weight="normal" officeooo:rsid="00020a61" officeooo:paragraph-rsid="000e26f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FreeSans" fo:font-size="12pt" fo:font-weight="normal" officeooo:rsid="000c4b24" officeooo:paragraph-rsid="000c4b24"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FreeSans" fo:font-size="20pt" fo:font-weight="bold" officeooo:rsid="00020a61" officeooo:paragraph-rsid="00020a61" style:font-size-asian="20pt" style:font-weight-asian="bold" style:font-size-complex="20pt" style:font-weight-complex="bold"/>
    </style:style>
    <style:style style:name="P8" style:family="paragraph" style:parent-style-name="Standard">
      <style:paragraph-properties fo:text-align="start" style:justify-single-word="false"/>
      <style:text-properties officeooo:paragraph-rsid="00020a61"/>
    </style:style>
    <style:style style:name="P9" style:family="paragraph" style:parent-style-name="Standard">
      <style:paragraph-properties fo:text-align="start" style:justify-single-word="false"/>
      <style:text-properties style:font-name="FreeSans" fo:font-size="12pt" fo:font-weight="bold" officeooo:rsid="000c4b24" officeooo:paragraph-rsid="000e26fa"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FreeSans" fo:font-size="12pt" fo:font-weight="bold" officeooo:rsid="000e26fa" officeooo:paragraph-rsid="000e26fa" style:font-size-asian="10.5pt" style:font-weight-asian="bold" style:font-size-complex="12pt" style:font-weight-complex="bold"/>
    </style:style>
    <style:style style:name="T1" style:family="text">
      <style:text-properties style:font-name="FreeSans" fo:font-size="12pt" fo:font-weight="bold" officeooo:rsid="00020a61" style:font-size-asian="10.5pt" style:font-weight-asian="bold" style:font-size-complex="12pt" style:font-weight-complex="bold"/>
    </style:style>
    <style:style style:name="T2" style:family="text">
      <style:text-properties style:font-name="FreeSans" fo:font-size="12pt" fo:font-weight="bold" officeooo:rsid="000c4b24" style:font-size-asian="10.5pt" style:font-weight-asian="bold" style:font-size-complex="12pt" style:font-weight-complex="bold"/>
    </style:style>
    <style:style style:name="T3" style:family="text">
      <style:text-properties officeooo:rsid="000c4b24"/>
    </style:style>
    <style:style style:name="T4" style:family="text">
      <style:text-properties fo:font-weight="bold" officeooo:rsid="000c4b24" style:font-weight-asian="bold" style:font-weight-complex="bold"/>
    </style:style>
    <style:style style:name="T5" style:family="text">
      <style:text-properties officeooo:rsid="000ead8d"/>
    </style:style>
    <style:style style:name="T6" style:family="text">
      <style:text-properties officeooo:rsid="0010a8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ekanntmachung an die Mieter</text:p>
      <text:p text:style-name="P1"/>
      <text:p text:style-name="P1"/>
      <text:p text:style-name="P1"/>
      <text:p text:style-name="P2">Dettenheim, den <text:span text:style-name="T5">24</text:span>.<text:span text:style-name="T3">3</text:span>.202<text:span text:style-name="T3">1</text:span></text:p>
      <text:p text:style-name="P2"/>
      <text:p text:style-name="P2"/>
      <text:p text:style-name="P2"/>
      <text:p text:style-name="P2"/>
      <text:p text:style-name="P8"><text:span text:style-name="T1">Betreff: </text:span><text:span text:style-name="T2">Bioabfall</text:span></text:p>
      <text:p text:style-name="P3"/>
      <text:p text:style-name="P3"/>
      <text:p text:style-name="P3"/>
      <text:p text:style-name="P4">Liebe Mieter,</text:p>
      <text:p text:style-name="P4"/>
      <text:p text:style-name="P6"><text:span text:style-name="T6">da sich trotz der Ankündigung meines Vorgängers im Mai 2019 nicht an die vertraglichen Vereinbarungen in Sachen Reinigung des Treppenhauses gehalten wurde, muss dieser Dienst nun an einen externen Dienstleister übertragen werden </text:span>. Die <text:span text:style-name="T6">hierbei anfallenden</text:span> Kosten <text:span text:style-name="T6">werden zu gleichen Teilen </text:span>auf die <text:s/>Parteien umgelegt.</text:p>
      <text:p text:style-name="P4"/>
      <text:p text:style-name="P4"/>
      <text:p text:style-name="P5">Ich bitte um die Kenntnissnahme <text:span text:style-name="T3">dieser Mitteilung und Einhaltung der Regel zur Beseitigung der Bioabfälle.</text:span><text:span text:style-name="T4"> </text:span></text:p>
      <text:p text:style-name="P9"/>
      <text:p text:style-name="P10">Dies bedeutet, dass KEINERLEI BIOABFÄLLE IM <text:s/>RESTMÜLL <text:s/>entsorgt werden dürfen!</text:p>
      <text:p text:style-name="P4"/>
      <text:p text:style-name="P4"/>
      <text:p text:style-name="P4">Mit freundlichen Grüßen</text:p>
      <text:p text:style-name="P4"/>
      <text:p text:style-name="P4">Markus Ha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1-03-24T19:46:03.108790294</dc:date>
    <meta:editing-duration>PT26M44S</meta:editing-duration>
    <meta:editing-cycles>10</meta:editing-cycles>
    <meta:document-statistic meta:table-count="0" meta:image-count="0" meta:object-count="0" meta:page-count="1" meta:paragraph-count="9" meta:word-count="86" meta:character-count="618" meta:non-whitespace-character-count="537"/>
  </office:meta>
</office:document-meta>
</file>